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5608" calcext:value-type="float">
            <text:p>115.7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6872" calcext:value-type="float">
            <text:p>117.4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58768" calcext:value-type="float">
            <text:p>118.1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356" calcext:value-type="float">
            <text:p>119.9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6824" calcext:value-type="float">
            <text:p>114.7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8168" calcext:value-type="float">
            <text:p>113.3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17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264" calcext:value-type="float">
            <text:p>131.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44544" calcext:value-type="float">
            <text:p>130.8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1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96744" calcext:value-type="float">
            <text:p>129.3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92" calcext:value-type="float">
            <text:p>126.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792" calcext:value-type="float">
            <text:p>109.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9656" calcext:value-type="float">
            <text:p>108.4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584" calcext:value-type="float">
            <text:p>107.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8912" calcext:value-type="float">
            <text:p>110.9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0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3064" calcext:value-type="float">
            <text:p>107.5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5664" calcext:value-type="float">
            <text:p>109.3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0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744" calcext:value-type="float">
            <text:p>109.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0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3224" calcext:value-type="float">
            <text:p>108.8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74" calcext:value-type="float">
            <text:p>108.7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0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7408" calcext:value-type="float">
            <text:p>107.2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9784" calcext:value-type="float">
            <text:p>107.9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4232" calcext:value-type="float">
            <text:p>103.9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96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952" calcext:value-type="float">
            <text:p>102.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9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428" calcext:value-type="float">
            <text:p>102.8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9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5912" calcext:value-type="float">
            <text:p>102.1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9944" calcext:value-type="float">
            <text:p>101.6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9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3224" calcext:value-type="float">
            <text:p>101.2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3104" calcext:value-type="float">
            <text:p>100.2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9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5696" calcext:value-type="float">
            <text:p>99.6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8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2856" calcext:value-type="float">
            <text:p>99.8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8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7552" calcext:value-type="float">
            <text:p>100.0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8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6208" calcext:value-type="float">
            <text:p>101.4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6768" calcext:value-type="float">
            <text:p>102.1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5368" calcext:value-type="float">
            <text:p>102.3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748" calcext:value-type="float">
            <text:p>101.7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8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2512" calcext:value-type="float">
            <text:p>101.6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504" calcext:value-type="float">
            <text:p>101.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8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5704" calcext:value-type="float">
            <text:p>102.0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8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7232" calcext:value-type="float">
            <text:p>101.2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0136" calcext:value-type="float">
            <text:p>100.9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7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1808" calcext:value-type="float">
            <text:p>100.5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7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7824" calcext:value-type="float">
            <text:p>99.9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7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1952" calcext:value-type="float">
            <text:p>97.1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7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3856" calcext:value-type="float">
            <text:p>96.3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0712" calcext:value-type="float">
            <text:p>94.8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7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9656" calcext:value-type="float">
            <text:p>93.2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8408" calcext:value-type="float">
            <text:p>92.4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3102</text:p>
          </table:table-cell>
          <table:table-cell office:value-type="string" calcext:value-type="string">
            <text:p>TWDB:0723102</text:p>
          </table:table-cell>
          <table:table-cell office:value-type="string" calcext:value-type="string">
            <text:p>196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9976" calcext:value-type="float">
            <text:p>92.0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